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x Draw (mA)</text:p>
          </table:table-cell>
          <table:table-cell table:style-name="ce1" office:value-type="string" calcext:value-type="string">
            <text:p>Tx Duration (s)</text:p>
          </table:table-cell>
          <table:table-cell table:style-name="ce1" office:value-type="string" calcext:value-type="string">
            <text:p>Sleep Draw (mA)</text:p>
          </table:table-cell>
          <table:table-cell table:style-name="ce1" office:value-type="string" calcext:value-type="string">
            <text:p>Sleep Dur. (s)</text:p>
          </table:table-cell>
          <table:table-cell/>
          <table:table-cell table:style-name="ce1" office:value-type="string" calcext:value-type="string">
            <text:p>BattCapacity(mAh)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900" calcext:value-type="float">
            <text:p>900</text:p>
          </table:table-cell>
          <table:table-cell/>
          <table:table-cell table:style-name="ce1" office:value-type="float" office:value="2700" calcext:value-type="float">
            <text:p>27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Total Time</text:p>
          </table:table-cell>
          <table:table-cell table:style-name="ce1" table:formula="of:=[.D2]+[.B2]" office:value-type="float" office:value="903" calcext:value-type="float">
            <text:p>903</text:p>
          </table:table-cell>
          <table:table-cell office:value-type="string" calcext:value-type="string">
            <text:p>se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erage Load</text:p>
          </table:table-cell>
          <table:table-cell table:formula="of:=([.A2]*([.B2]/[.D4]))+([.C2]*([.D2]/[.D4]))" office:value-type="float" office:value="0.245847176079734" calcext:value-type="float">
            <text:p>0.245847176079734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EstimatedTime</text:p>
          </table:table-cell>
          <table:table-cell table:formula="of:=[.F2]/[.D5]" office:value-type="float" office:value="10982.4324324324" calcext:value-type="float">
            <text:p>10982.4324324324</text:p>
          </table:table-cell>
          <table:table-cell office:value-type="string" calcext:value-type="string">
            <text:p>hours</text:p>
          </table:table-cell>
          <table:table-cell/>
          <table:table-cell table:style-name="ce1"/>
        </table:table-row>
        <table:table-row table:style-name="ro1">
          <table:table-cell table:number-columns-repeated="3"/>
          <table:table-cell table:formula="of:=[.D7]/24" office:value-type="float" office:value="457.601351351351" calcext:value-type="float">
            <text:p>457.601351351351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8]/365" office:value-type="float" office:value="1.25370233246946" calcext:value-type="float">
            <text:p>1.25370233246946</text:p>
          </table:table-cell>
          <table:table-cell office:value-type="string" calcext:value-type="string">
            <text:p>year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08T21:11:25.640575336</meta:creation-date>
    <dc:date>2021-01-08T21:29:46.741486220</dc:date>
    <meta:editing-duration>PT5M21S</meta:editing-duration>
    <meta:editing-cycles>1</meta:editing-cycles>
    <meta:document-statistic meta:table-count="1" meta:cell-count="23" meta:object-count="0"/>
    <meta:generator>LibreOffice/6.3.5.2$Linux_X86_64 LibreOffice_project/30$Build-2</meta:generator>
  </office:meta>
</office:document-meta>
</file>